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-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de group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Estados del transmis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aridad</text:p>
          </table:table-cell>
          <table:table-cell office:value-type="string" calcext:value-type="string">
            <text:p>Octe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otencia de 2</text:p>
          </table:table-cell>
          <table:table-cell office:value-type="string" calcext:value-type="string">
            <text:p>Binario</text:p>
          </table:table-cell>
        </table:table-row>
        <table:table-row table:style-name="ro1">
          <table:table-cell office:value-type="string" calcext:value-type="string">
            <text:p>K28.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1C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D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8.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C</text:p>
          </table:table-cell>
          <table:table-cell office:value-type="float" office:value="1100001011" calcext:value-type="float">
            <text:p>1100001011</text:p>
          </table:table-cell>
          <table:table-cell office:value-type="string" calcext:value-type="string">
            <text:p>FFFFFFFF0B</text:p>
          </table:table-cell>
          <table:table-cell office:value-type="string" calcext:value-type="string">
            <text:p>XMIT_DA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28.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3C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XMIT_LPID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28.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3C</text:p>
          </table:table-cell>
          <table:table-cell office:value-type="float" office:value="1100000110" calcext:value-type="float">
            <text:p>1100000110</text:p>
          </table:table-cell>
          <table:table-cell office:value-type="string" calcext:value-type="string">
            <text:p>FFFFFFFF06</text:p>
          </table:table-cell>
          <table:table-cell office:value-type="string" calcext:value-type="string">
            <text:p>START_OF_PACK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28.2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5C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X_DAT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K28.2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5C</text:p>
          </table:table-cell>
          <table:table-cell office:value-type="float" office:value="1100001010" calcext:value-type="float">
            <text:p>1100001010</text:p>
          </table:table-cell>
          <table:table-cell office:value-type="string" calcext:value-type="string">
            <text:p>FFFFFFFF0A</text:p>
          </table:table-cell>
          <table:table-cell office:value-type="string" calcext:value-type="string">
            <text:p>TX_PACKET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K28.3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7C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EPD2_NOEXT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K28.3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7C</text:p>
          </table:table-cell>
          <table:table-cell office:value-type="float" office:value="1100001100" calcext:value-type="float">
            <text:p>1100001100</text:p>
          </table:table-cell>
          <table:table-cell office:value-type="string" calcext:value-type="string">
            <text:p>FFFFFFFF0C</text:p>
          </table:table-cell>
          <table:table-cell office:value-type="string" calcext:value-type="string">
            <text:p>END_OF_PACKET_NOEXT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K28.4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9C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PD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K28.4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9C</text:p>
          </table:table-cell>
          <table:table-cell office:value-type="float" office:value="1100001101" calcext:value-type="float">
            <text:p>1100001101</text:p>
          </table:table-cell>
          <table:table-cell office:value-type="string" calcext:value-type="string">
            <text:p>FFFFFFFF0D</text:p>
          </table:table-cell>
          <table:table-cell office:value-type="string" calcext:value-type="string">
            <text:p>GENERATE_CODE_GROUPS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K28.5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BC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PECIAL_GO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office:value-type="string" calcext:value-type="string">
            <text:p>K28.5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BC</text:p>
          </table:table-cell>
          <table:table-cell office:value-type="float" office:value="1100000101" calcext:value-type="float">
            <text:p>1100000101</text:p>
          </table:table-cell>
          <table:table-cell office:value-type="string" calcext:value-type="string">
            <text:p>FFFFFFFF05</text:p>
          </table:table-cell>
          <table:table-cell office:value-type="string" calcext:value-type="string">
            <text:p>DATA_GO</text:p>
          </table:table-cell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100000000000" calcext:value-type="float">
            <text:p>100000000000</text:p>
          </table:table-cell>
        </table:table-row>
        <table:table-row table:style-name="ro1">
          <table:table-cell office:value-type="string" calcext:value-type="string">
            <text:p>K28.6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DC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IDLE_DISPARITY_TEST</text:p>
          </table:table-cell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K28.6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DC</text:p>
          </table:table-cell>
          <table:table-cell office:value-type="float" office:value="1100001001" calcext:value-type="float">
            <text:p>1100001001</text:p>
          </table:table-cell>
          <table:table-cell office:value-type="string" calcext:value-type="string">
            <text:p>FFFFFFFF09</text:p>
          </table:table-cell>
          <table:table-cell office:value-type="string" calcext:value-type="string">
            <text:p>IDLE_DISPARITY_WRONG</text:p>
          </table:table-cell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10000000000000" calcext:value-type="float">
            <text:p>10000000000000</text:p>
          </table:table-cell>
        </table:table-row>
        <table:table-row table:style-name="ro1">
          <table:table-cell office:value-type="string" calcext:value-type="string">
            <text:p>K28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C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IDLE_I1B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string" calcext:value-type="string">
            <text:p>K28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C</text:p>
          </table:table-cell>
          <table:table-cell office:value-type="float" office:value="1100000111" calcext:value-type="float">
            <text:p>1100000111</text:p>
          </table:table-cell>
          <table:table-cell office:value-type="string" calcext:value-type="string">
            <text:p>FFFFFFFF07</text:p>
          </table:table-cell>
          <table:table-cell office:value-type="string" calcext:value-type="string">
            <text:p>IDLE_DISPARITY_OK</text:p>
          </table:table-cell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1000000000000000" calcext:value-type="float">
            <text:p>1000000000000000</text:p>
          </table:table-cell>
        </table:table-row>
        <table:table-row table:style-name="ro1">
          <table:table-cell office:value-type="string" calcext:value-type="string">
            <text:p>K23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7</text:p>
          </table:table-cell>
          <table:table-cell office:value-type="float" office:value="1110101000" calcext:value-type="float">
            <text:p>1110101000</text:p>
          </table:table-cell>
          <table:table-cell office:value-type="string" calcext:value-type="string">
            <text:p>FFFFFFFFA8</text:p>
          </table:table-cell>
          <table:table-cell office:value-type="string" calcext:value-type="string">
            <text:p>IDLE_I2B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1E+016" calcext:value-type="float">
            <text:p>1E+016</text:p>
          </table:table-cell>
        </table:table-row>
        <table:table-row table:style-name="ro1">
          <table:table-cell office:value-type="string" calcext:value-type="string">
            <text:p>K23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7</text:p>
          </table:table-cell>
          <table:table-cell office:value-type="float" office:value="1010111" calcext:value-type="float">
            <text:p>1010111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7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B</text:p>
          </table:table-cell>
          <table:table-cell office:value-type="float" office:value="1101101000" calcext:value-type="float">
            <text:p>1101101000</text:p>
          </table:table-cell>
          <table:table-cell office:value-type="string" calcext:value-type="string">
            <text:p>FFFFFFFF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7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B</text:p>
          </table:table-cell>
          <table:table-cell office:value-type="float" office:value="10010111" calcext:value-type="float">
            <text:p>10010111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9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D</text:p>
          </table:table-cell>
          <table:table-cell office:value-type="float" office:value="1011101000" calcext:value-type="float">
            <text:p>1011101000</text:p>
          </table:table-cell>
          <table:table-cell office:value-type="string" calcext:value-type="string">
            <text:p>FFFFFFFE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9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D</text:p>
          </table:table-cell>
          <table:table-cell office:value-type="float" office:value="100010111" calcext:value-type="float">
            <text:p>100010111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30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E</text:p>
          </table:table-cell>
          <table:table-cell office:value-type="float" office:value="111101000" calcext:value-type="float">
            <text:p>111101000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30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E</text:p>
          </table:table-cell>
          <table:table-cell office:value-type="float" office:value="1000010111" calcext:value-type="float">
            <text:p>1000010111</text:p>
          </table:table-cell>
          <table:table-cell office:value-type="string" calcext:value-type="string">
            <text:p>FFFFFFFE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0</text:p>
          </table:table-cell>
          <table:table-cell office:value-type="float" office:value="110110001" calcext:value-type="float">
            <text:p>110110001</text:p>
          </table:table-cell>
          <table:table-cell office:value-type="string" calcext:value-type="string">
            <text:p>1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0</text:p>
          </table:table-cell>
          <table:table-cell office:value-type="float" office:value="1001001110" calcext:value-type="float">
            <text:p>1001001110</text:p>
          </table:table-cell>
          <table:table-cell office:value-type="string" calcext:value-type="string">
            <text:p>FFFFFFFE4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7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1</text:p>
          </table:table-cell>
          <table:table-cell office:value-type="float" office:value="1000110111" calcext:value-type="float">
            <text:p>1000110111</text:p>
          </table:table-cell>
          <table:table-cell office:value-type="string" calcext:value-type="string">
            <text:p>FFFFFFFE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7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1</text:p>
          </table:table-cell>
          <table:table-cell office:value-type="float" office:value="111001000" calcext:value-type="float">
            <text:p>111001000</text:p>
          </table:table-cell>
          <table:table-cell office:value-type="string" calcext:value-type="string">
            <text:p>1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8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2</text:p>
          </table:table-cell>
          <table:table-cell office:value-type="float" office:value="100110111" calcext:value-type="float">
            <text:p>10011011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8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2</text:p>
          </table:table-cell>
          <table:table-cell office:value-type="float" office:value="1011001000" calcext:value-type="float">
            <text:p>1011001000</text:p>
          </table:table-cell>
          <table:table-cell office:value-type="string" calcext:value-type="string">
            <text:p>FFFFFFFE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9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3</text:p>
          </table:table-cell>
          <table:table-cell office:value-type="float" office:value="1100101110" calcext:value-type="float">
            <text:p>1100101110</text:p>
          </table:table-cell>
          <table:table-cell office:value-type="string" calcext:value-type="string">
            <text:p>FFFFFFFF2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9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3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0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4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0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4</text:p>
          </table:table-cell>
          <table:table-cell office:value-type="float" office:value="1101001000" calcext:value-type="float">
            <text:p>1101001000</text:p>
          </table:table-cell>
          <table:table-cell office:value-type="string" calcext:value-type="string">
            <text:p>FFFFFFFF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5</text:p>
          </table:table-cell>
          <table:table-cell office:value-type="float" office:value="1010101110" calcext:value-type="float">
            <text:p>1010101110</text:p>
          </table:table-cell>
          <table:table-cell office:value-type="string" calcext:value-type="string">
            <text:p>FFFFFFF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5</text:p>
          </table:table-cell>
          <table:table-cell office:value-type="float" office:value="101010001" calcext:value-type="float">
            <text:p>101010001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6</text:p>
          </table:table-cell>
          <table:table-cell office:value-type="float" office:value="110101110" calcext:value-type="float">
            <text:p>110101110</text:p>
          </table:table-cell>
          <table:table-cell office:value-type="string" calcext:value-type="string">
            <text:p>1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6</text:p>
          </table:table-cell>
          <table:table-cell office:value-type="float" office:value="1001010001" calcext:value-type="float">
            <text:p>1001010001</text:p>
          </table:table-cell>
          <table:table-cell office:value-type="string" calcext:value-type="string">
            <text:p>FFFFFFFE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7</text:p>
          </table:table-cell>
          <table:table-cell office:value-type="float" office:value="1110100001" calcext:value-type="float">
            <text:p>1110100001</text:p>
          </table:table-cell>
          <table:table-cell office:value-type="string" calcext:value-type="string">
            <text:p>FFFFFFFF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7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5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8</text:p>
          </table:table-cell>
          <table:table-cell office:value-type="float" office:value="1100110001" calcext:value-type="float">
            <text:p>1100110001</text:p>
          </table:table-cell>
          <table:table-cell office:value-type="string" calcext:value-type="string">
            <text:p>FFFFFFFF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8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5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9</text:p>
          </table:table-cell>
          <table:table-cell office:value-type="float" office:value="1001101110" calcext:value-type="float">
            <text:p>1001101110</text:p>
          </table:table-cell>
          <table:table-cell office:value-type="string" calcext:value-type="string">
            <text:p>FFFFFFFE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5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9</text:p>
          </table:table-cell>
          <table:table-cell office:value-type="float" office:value="110010001" calcext:value-type="float">
            <text:p>110010001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A</text:p>
          </table:table-cell>
          <table:table-cell office:value-type="float" office:value="101101110" calcext:value-type="float">
            <text:p>101101110</text:p>
          </table:table-cell>
          <table:table-cell office:value-type="string" calcext:value-type="string">
            <text:p>1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A</text:p>
          </table:table-cell>
          <table:table-cell office:value-type="float" office:value="1010010001" calcext:value-type="float">
            <text:p>1010010001</text:p>
          </table:table-cell>
          <table:table-cell office:value-type="string" calcext:value-type="string">
            <text:p>FFFFFFFE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7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B</text:p>
          </table:table-cell>
          <table:table-cell office:value-type="float" office:value="1101100001" calcext:value-type="float">
            <text:p>1101100001</text:p>
          </table:table-cell>
          <table:table-cell office:value-type="string" calcext:value-type="string">
            <text:p>FFFFFFFF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7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B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9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8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C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8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C</text:p>
          </table:table-cell>
          <table:table-cell office:value-type="float" office:value="1100010001" calcext:value-type="float">
            <text:p>1100010001</text:p>
          </table:table-cell>
          <table:table-cell office:value-type="string" calcext:value-type="string">
            <text:p>FFFFFFFF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9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D</text:p>
          </table:table-cell>
          <table:table-cell office:value-type="float" office:value="1011100001" calcext:value-type="float">
            <text:p>1011100001</text:p>
          </table:table-cell>
          <table:table-cell office:value-type="string" calcext:value-type="string">
            <text:p>FFFFFFFE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9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D</text:p>
          </table:table-cell>
          <table:table-cell office:value-type="float" office:value="100011110" calcext:value-type="float">
            <text:p>100011110</text:p>
          </table:table-cell>
          <table:table-cell office:value-type="string" calcext:value-type="string">
            <text:p>1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0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E</text:p>
          </table:table-cell>
          <table:table-cell office:value-type="float" office:value="111100001" calcext:value-type="float">
            <text:p>11110000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0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E</text:p>
          </table:table-cell>
          <table:table-cell office:value-type="float" office:value="1000011110" calcext:value-type="float">
            <text:p>1000011110</text:p>
          </table:table-cell>
          <table:table-cell office:value-type="string" calcext:value-type="string">
            <text:p>FFFFFFFE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1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FF</text:p>
          </table:table-cell>
          <table:table-cell office:value-type="float" office:value="1010110001" calcext:value-type="float">
            <text:p>1010110001</text:p>
          </table:table-cell>
          <table:table-cell office:value-type="string" calcext:value-type="string">
            <text:p>FFFFFFFE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1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FF</text:p>
          </table:table-cell>
          <table:table-cell office:value-type="float" office:value="101001110" calcext:value-type="float">
            <text:p>101001110</text:p>
          </table:table-cell>
          <table:table-cell office:value-type="string" calcext:value-type="string">
            <text:p>14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5.7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EF</text:p>
          </table:table-cell>
          <table:table-cell office:value-type="float" office:value="101110001" calcext:value-type="float">
            <text:p>101110001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5.7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EF</text:p>
          </table:table-cell>
          <table:table-cell office:value-type="float" office:value="1010001110" calcext:value-type="float">
            <text:p>1010001110</text:p>
          </table:table-cell>
          <table:table-cell office:value-type="string" calcext:value-type="string">
            <text:p>FFFFFFFE8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.6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C5</text:p>
          </table:table-cell>
          <table:table-cell office:value-type="float" office:value="1010010110" calcext:value-type="float">
            <text:p>1010010110</text:p>
          </table:table-cell>
          <table:table-cell office:value-type="string" calcext:value-type="string">
            <text:p>FFFFFFFE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.6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C5</text:p>
          </table:table-cell>
          <table:table-cell office:value-type="float" office:value="101101001" calcext:value-type="float">
            <text:p>10110100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.5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A6</text:p>
          </table:table-cell>
          <table:table-cell office:value-type="float" office:value="110011010" calcext:value-type="float">
            <text:p>110011010</text:p>
          </table:table-cell>
          <table:table-cell office:value-type="string" calcext:value-type="string">
            <text:p>19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.5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A6</text:p>
          </table:table-cell>
          <table:table-cell office:value-type="float" office:value="1001001010" calcext:value-type="float">
            <text:p>1001001010</text:p>
          </table:table-cell>
          <table:table-cell office:value-type="string" calcext:value-type="string">
            <text:p>FFFFFFFE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.2</text:p>
          </table:table-cell>
          <table:table-cell office:value-type="string" calcext:value-type="string">
            <text:p>RD+</text:p>
          </table:table-cell>
          <table:table-cell office:value-type="float" office:value="50" calcext:value-type="float">
            <text:p>50</text:p>
          </table:table-cell>
          <table:table-cell office:value-type="float" office:value="1001100101" calcext:value-type="float">
            <text:p>1001100101</text:p>
          </table:table-cell>
          <table:table-cell office:value-type="string" calcext:value-type="string">
            <text:p>FFFFFFFE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.2</text:p>
          </table:table-cell>
          <table:table-cell office:value-type="string" calcext:value-type="string">
            <text:p>RD-</text:p>
          </table:table-cell>
          <table:table-cell office:value-type="float" office:value="50" calcext:value-type="float">
            <text:p>50</text:p>
          </table:table-cell>
          <table:table-cell office:value-type="float" office:value="110110101" calcext:value-type="float">
            <text:p>110110101</text:p>
          </table:table-cell>
          <table:table-cell office:value-type="string" calcext:value-type="string">
            <text:p>1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.4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9A</text:p>
          </table:table-cell>
          <table:table-cell office:value-type="float" office:value="101100010" calcext:value-type="float">
            <text:p>101100010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.4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9A</text:p>
          </table:table-cell>
          <table:table-cell office:value-type="float" office:value="1010011101" calcext:value-type="float">
            <text:p>1010011101</text:p>
          </table:table-cell>
          <table:table-cell office:value-type="string" calcext:value-type="string">
            <text:p>FFFFFFFE9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8:36:27.755637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8T20:05:30.681731509</dc:date>
    <meta:editing-duration>P5DT3H41M50S</meta:editing-duration>
    <meta:editing-cycles>4</meta:editing-cycles>
    <meta:generator>LibreOffice/7.5.3.2$Linux_X86_64 LibreOffice_project/50$Build-2</meta:generator>
    <meta:document-statistic meta:table-count="1" meta:cell-count="409" meta:object-count="0"/>
  </office:meta>
</office:document-meta>
</file>